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text-properties fo:background-color="#FFFF00"/>
    </style:style>
    <style:style style:name="P19" style:parent-style-name="Příloha" style:family="paragraph">
      <style:text-properties fo:font-size="12pt" style:font-size-asian="12pt" style:font-size-complex="13pt"/>
    </style:style>
    <style:style style:name="P20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5/2019<text:bookmark-end text:name="Text14"/></text:p>
            <text:p text:style-name="Normální">KVOP-34198/2019<text:bookmark-end text:name="Text2"/></text:p>
            <text:p text:style-name="Normální"><text:bookmark-start text:name="Text6"/>25. 07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Z. K.</text:p>
            <text:p text:style-name="Normální"/>
            <text:p text:style-name="Normální"/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K.,</text:p>
      <text:p text:style-name="Základnítext">dne 19. 7. 2019 byla do Kanceláře veřejného ochránce práv doručena Vaše žádost podle<text:s/>zákona<text:s/>č. 106/1999 Sb.,<text:s/>o svobodném přístupu<text:s/>k informacím,<text:s/>ve znění pozdějších předpisů, kterou žádáte<text:s/>o zaslání<text:s/>dvou výtisků nového sborníku stanovisek veřejného ochránce práv – vězeňství.</text:p>
      <text:p text:style-name="Základnítext">Ve smyslu zákona<text:s/>o svobodném přístupu<text:s/>k informacím<text:s/>Vám<text:s/><text:span text:style-name="Silné">informaci poskytuji</text:span><text:s/>a v příloze<text:s/>zasílám dva výtisky Sborníku<text:s/>stanovisek veřejného ochránce práv – vězeňství<text:s/>II z roku<text:s/>2019.</text:p>
      <text:p text:style-name="Základnítext">S pozdravem</text:p>
      <text:p text:style-name="P18"/>
      <text:p text:style-name="podpis">Mgr. Petra Zdražilová<text:s/></text:p>
      <text:p text:style-name="podpis">ředitelka právní sekce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19">Příloha</text:p>
      <text:p text:style-name="P20">2x<text:s/>Sborník stanovisek veřejného ochránce práv – vězeňství<text:s/>II<text:s/>(2019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OAKS*</text:span>*KVOPX009OAKS*</text:p>
        <text:p text:style-name="P12"><text:span text:style-name="T13">KVOPX009OAKS</text:span>KVOPX009OAKS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8-30T09:16:00Z</meta:creation-date>
    <dc:date>2019-08-30T09:16:00Z</dc:date>
    <meta:print-date>2019-07-25T08:14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24" meta:character-count="855" meta:row-count="6" meta:non-whitespace-character-count="732"/>
  </office:meta>
</office:document-meta>
</file>